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5.304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7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000000" fo:language="en" fo:country="US" style:language-asian="en" style:country-asian="US" style:language-complex="en" style:country-complex="US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5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  <style:text-properties fo:color="#00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ce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000000" style:font-name="TimesNewRoman" fo:font-size="8pt" fo:language="en" fo:country="US" style:font-name-asian="TimesNewRoman" style:font-size-asian="8pt" style:language-asian="en" style:country-asian="US" style:font-name-complex="TimesNewRoman" style:font-size-complex="4.55000019073486pt" style:language-complex="en" style:country-complex="US"/>
    </style:style>
    <style:style style:name="ce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#00ccff" style:text-align-source="fix" style:repeat-content="false" fo:border="0.002cm solid #000000"/>
      <style:paragraph-properties fo:text-align="start" fo:margin-left="0cm"/>
    </style:style>
    <style:style style:name="ce16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cc00"/>
    </style:style>
    <style:style style:name="ce23" style:family="table-cell" style:parent-style-name="Default">
      <style:table-cell-properties fo:background-color="#66ff66"/>
    </style:style>
    <style:style style:name="ce24" style:family="table-cell" style:parent-style-name="Default">
      <style:table-cell-properties fo:background-color="#ccff00" fo:border="0.002cm solid #000000"/>
    </style:style>
    <style:style style:name="ce25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style:font-name="TimesNewRoman,Bold" fo:language="en" fo:country="US" fo:font-weight="bold" style:font-name-asian="TimesNewRoman,Bold" style:language-asian="en" style:country-asian="US" style:font-weight-asian="bold" style:font-name-complex="TimesNewRoman,Bold" style:font-size-complex="5.65000009536743pt" style:language-complex="en" style:country-complex="US" style:font-weight-complex="bold"/>
    </style:style>
    <style:style style:name="ce26" style:family="table-cell" style:parent-style-name="Default">
      <style:table-cell-properties fo:background-color="#00ccff" fo:border="0.002cm solid #000000"/>
    </style:style>
    <style:style style:name="ce27" style:family="table-cell" style:parent-style-name="Default">
      <style:table-cell-properties fo:background-color="#99ff66" fo:border="0.002cm solid #000000"/>
    </style:style>
    <style:style style:name="ce28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T1" style:family="text">
      <style:text-properties fo:font-size="12pt"/>
    </style:style>
    <style:style style:name="T2" style:family="text">
      <style:text-properties fo:color="#000000" style:font-name="TimesNewRoman,Bold" fo:font-size="14pt" fo:font-style="normal" fo:font-weight="bold" style:font-name-asian="TimesNewRoman,Bold" style:font-size-asian="14pt" style:font-style-asian="normal" style:font-weight-asian="bold" style:font-name-complex="TimesNewRoman,Bold" style:font-size-complex="8pt" style:font-style-complex="normal" style:font-weight-complex="bold"/>
    </style:style>
    <style:style style:name="T3" style:family="text">
      <style:text-properties fo:color="#000000" style:font-name="TimesNewRoman,Bold" fo:font-size="10pt" fo:font-style="normal" fo:font-weight="bold" style:letter-kerning="true" style:font-name-asian="TimesNewRoman,Bold" style:font-size-asian="10pt" style:font-style-asian="normal" style:font-weight-asian="bold" style:font-name-complex="TimesNewRoman,Bold" style:font-size-complex="5.69999980926514pt" style:font-style-complex="normal" style:font-weight-complex="bold"/>
    </style:style>
    <style:style style:name="T4" style:family="text">
      <style:text-properties fo:color="#000000" style:font-name="TimesNewRoman" fo:font-size="8pt" fo:font-style="normal" fo:font-weight="normal" style:letter-kerning="true" style:font-name-asian="TimesNewRoman" style:font-size-asian="8pt" style:font-style-asian="normal" style:font-weight-asian="normal" style:font-name-complex="TimesNewRoman" style:font-size-complex="4.59999990463257pt" style:font-style-complex="normal" style:font-weight-complex="normal"/>
    </style:style>
    <style:style style:name="T5" style:family="text">
      <style:text-properties fo:color="#000000" style:font-name="TimesNewRoman,Bold" fo:font-size="8pt" fo:font-style="normal" fo:font-weight="bold" style:letter-kerning="true" style:font-name-asian="TimesNewRoman,Bold" style:font-size-asian="8pt" style:font-style-asian="normal" style:font-weight-asian="bold" style:font-name-complex="TimesNewRoman,Bold" style:font-size-complex="4.59999990463257pt" style:font-style-complex="normal" style:font-weight-complex="bold"/>
    </style:style>
    <style:style style:name="T6" style:family="text">
      <style:text-properties fo:color="#000000" style:font-name="TimesNewRoman,Bold" fo:font-size="8pt" fo:font-style="normal" fo:font-weight="bold" style:font-name-asian="TimesNewRoman,Bold" style:font-size-asian="8pt" style:font-style-asian="normal" style:font-weight-asian="bold" style:font-name-complex="TimesNewRoman,Bold" style:font-size-complex="4.59999990463257pt" style:font-style-complex="normal" style:font-weight-complex="bold"/>
    </style:style>
    <style:style style:name="T7" style:family="text">
      <style:text-properties fo:color="#000000" style:font-name="TimesNewRoman" fo:font-size="7pt" fo:font-style="normal" fo:font-weight="normal" style:font-name-asian="TimesNewRoman" style:font-size-asian="7pt" style:font-style-asian="normal" style:font-weight-asian="normal" style:font-name-complex="TimesNewRoman" style:font-size-complex="4pt" style:font-style-complex="normal" style:font-weight-complex="normal"/>
    </style:style>
    <style:style style:name="T8" style:family="text">
      <style:text-properties fo:color="#000000" style:font-name="TimesNewRoman,BoldItalic" fo:font-size="9pt" fo:font-style="italic" fo:font-weight="bold" style:letter-kerning="true" style:font-name-asian="TimesNewRoman,BoldItalic" style:font-size-asian="9pt" style:font-style-asian="italic" style:font-weight-asian="bold" style:font-name-complex="TimesNewRoman,BoldItalic" style:font-size-complex="5.09999990463257pt" style:font-style-complex="italic" style:font-weight-complex="bold"/>
    </style:style>
    <style:style style:name="T9" style:family="text">
      <style:text-properties fo:color="#000000" style:font-name="TimesNewRoman" fo:font-size="8pt" fo:font-style="normal" fo:font-weight="normal" style:font-name-asian="TimesNewRoman" style:font-size-asian="8pt" style:font-style-asian="normal" style:font-weight-asian="normal" style:font-name-complex="TimesNewRoman" style:font-size-complex="4.59999990463257pt" style:font-style-complex="normal" style:font-weight-complex="normal"/>
    </style:style>
  </office:automatic-styles>
  <office:body>
    <office:spreadsheet>
      <table:table table:name="T_F_P_B_Formulaire_6654_SD" table:style-name="ta1" table:print="false">
        <table:table-column table:style-name="co1" table:default-cell-style-name="ce16"/>
        <table:table-column table:style-name="co1" table:number-columns-repeated="4" table:default-cell-style-name="ce12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" table:number-columns-repeated="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<text:span text:style-name="T1"><text:s/></text:span><text:span text:style-name="T2">IMPÔTS LOCAUX</text:span></text:p>
          </table:table-cell>
          <table:covered-table-cell table:number-columns-repeated="2" table:style-name="Default"/>
          <table:table-cell table:style-name="Default"/>
          <table:table-cell table:style-name="ce25" office:value-type="string" table:number-columns-spanned="3" table:number-rows-spanned="1">
            <text:p><text:span text:style-name="T3">DÉCLARATION MODÈLE ME</text:span></text:p>
          </table:table-cell>
          <table:covered-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8" table:number-rows-spanned="1">
            <text:p><text:span text:style-name="T3">BIENS </text:span><text:span text:style-name="T4">ET </text:span><text:span text:style-name="T3">LOCAUX </text:span><text:span text:style-name="T4">D’UN </text:span><text:span text:style-name="T3">CARACTÈRE EXCEPTIONNEL</text:span><text:span text:style-name="T3"><text:tab/></text:span><text:span text:style-name="T5">À l’EXCLUSION DES ÉTABLISSEMENTS INDUSTRIELS</text:span></text:p>
          </table:table-cell>
          <table:covered-table-cell table:number-columns-repeated="4" table:style-name="Default"/>
          <table:covered-table-cell table:number-columns-repeated="2"/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6">Important : </text:span><text:span text:style-name="T7">- Pour remplir cette déclaration, reportez-vous aux indications portées</text:span></text:p>
          </table:table-cell>
          <table:covered-table-cell table:number-columns-repeated="4" table:style-name="ce1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7">sur la NOTICE M.E.</text:span></text:p>
          </table:table-cell>
          <table:covered-table-cell table:number-columns-repeated="4" table:style-name="ce1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7">- N’écrivez rien dans les parties teintées de l’imprimé ou marquées</text:span></text:p>
          </table:table-cell>
          <table:covered-table-cell table:number-columns-repeated="4" table:style-name="ce1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7">« RÉSERVÉ À L’ADMINISTRATION ».</text:span></text:p>
          </table:table-cell>
          <table:covered-table-cell table:number-columns-repeated="4" table:style-name="ce1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4" office:value-type="string" table:number-columns-spanned="3" table:number-rows-spanned="1">
            <text:p><text:span text:style-name="T1"><text:s/></text:span><text:span text:style-name="T7">DÉSIGNATION DE LA</text:span></text:p>
          </table:table-cell>
          <table:covered-table-cell table:number-columns-repeated="2" table:style-name="ce19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5" office:value-type="string" table:number-columns-spanned="15" table:number-rows-spanned="1">
            <text:p><text:span text:style-name="T5">1 _ </text:span><text:span text:style-name="T8">SITUATION DU BIEN</text:span></text:p>
          </table:table-cell>
          <table:covered-table-cell table:number-columns-repeated="14" table:style-name="ce19"/>
          <table:table-cell table:number-columns-repeated="8"/>
        </table:table-row>
        <table:table-row table:style-name="ro3">
          <table:table-cell table:style-name="ce6" office:value-type="string" table:number-columns-spanned="7" table:number-rows-spanned="1">
            <text:p><text:span text:style-name="T1"><text:s/></text:span><text:span text:style-name="T9">DÉPARTEMENT </text:span><text:span text:style-name="T6">:</text:span>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20"/>
          <table:table-cell table:number-columns-repeated="8"/>
        </table:table-row>
        <table:table-row table:style-name="ro3">
          <table:table-cell table:style-name="ce6" office:value-type="string" table:number-columns-spanned="7" table:number-rows-spanned="1">
            <text:p><text:span text:style-name="T1"><text:s/></text:span><text:span text:style-name="T9">COMMUNE </text:span><text:span text:style-name="T6">:</text:span></text:p>
          </table:table-cell>
          <table:covered-table-cell table:number-columns-repeated="6" table:style-name="ce20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3">
          <table:table-cell table:style-name="ce6" office:value-type="string" table:number-columns-spanned="7" table:number-rows-spanned="1">
            <text:p><text:span text:style-name="T1"><text:s/></text:span><text:span text:style-name="T9">RUE (OU LIEU DIT) </text:span><text:span text:style-name="T6">:</text:span>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26"/>
          <table:table-cell table:number-columns-repeated="8"/>
        </table:table-row>
        <table:table-row table:style-name="ro2">
          <table:table-cell table:style-name="ce7" office:value-type="string" table:number-columns-spanned="7" table:number-rows-spanned="1">
            <text:p><text:span text:style-name="T4">N°</text:span></text:p>
          </table:table-cell>
          <table:covered-table-cell table:number-columns-repeated="6" table:style-name="ce20"/>
          <table:table-cell table:number-columns-spanned="8" table:number-rows-spanned="1"/>
          <table:covered-table-cell table:number-columns-repeated="7" table:style-name="ce20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- Si le bien se trouve situé dans un IMMEUBLE COLLECTIF :</text:p>
          </table:table-cell>
          <table:covered-table-cell table:number-columns-repeated="14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Bâtiment : </text:p>
          </table:table-cell>
          <table:covered-table-cell table:style-name="ce21"/>
          <table:covered-table-cell table:number-columns-repeated="5" table:style-name="ce19"/>
          <table:table-cell table:number-columns-spanned="8" table:number-rows-spanned="1"/>
          <table:covered-table-cell table:number-columns-repeated="7" table:style-name="ce20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Escalier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Étage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Porte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CODE</text:p>
          </table:table-cell>
          <table:covered-table-cell table:number-columns-repeated="6" table:style-name="ce14"/>
          <table:table-cell table:style-name="ce26" table:number-columns-repeated="8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9" office:value-type="string" table:number-columns-spanned="15" table:number-rows-spanned="1">
            <text:p>2 DÉSIGNATION DU PROPRIÉTAIRE (ou de l’usufruitier)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1 – NOM (en capitales) ou DÉNOMINATION SOCIALE :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2 – PRÉNOMS (soulignez le prénom usuel)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3 – ADRESSE (si elle est différente de celle du bien)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4 – NOM et PRÉNOM USUEL DU CONJOINT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5 – Si le local a été ACHETÉ depuis MOINS DE TROIS ANS</text:p>
          </table:table-cell>
          <table:covered-table-cell table:number-columns-repeated="14" table:style-name="ce14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date d’acquisition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nom et prénom du vendeur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En cas d’USUFRUIT, NOM, prénoms, adresse du NU-PROPRIÉTAIRE :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9" office:value-type="string" table:number-columns-spanned="15" table:number-rows-spanned="1">
            <text:p>3 RENSEIGNEMENTS CONCERNANT L’OCCUPATION DU BIEN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1 – LE BIEN EST (cocher la case par Oui ou Non)</text:p>
          </table:table-cell>
          <table:covered-table-cell table:number-columns-repeated="14" table:style-name="ce20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VACANT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OCCUPÉ par le PROPRIÉTAIRE ou L’USUFRUITIER désigné ci-dessus (cadre 2)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OCCUPÉ par UNE PERSONNE AUTRE que le propriétaire ou l’usufruitier désigné ci-dessus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2 – Dans ce dernier cas, NOM et PRÉNOM USUEL (ou DÉNOMINATION SOCIALE) de l’OCCUPANT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3 – DOMICILE DE L’OCCUPANT (s’il est situé à une autre adresse) :</text:p>
          </table:table-cell>
          <table:covered-table-cell table:number-columns-repeated="6" table:style-name="ce20"/>
          <table:table-cell table:number-columns-spanned="8" table:number-rows-spanned="1"/>
          <table:covered-table-cell table:number-columns-repeated="7" table:style-name="ce14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4 – Le cas échéant, NATURE DE L’ACTIVITÉ (OU DU COMMERCE) EXERCÉE DANS LES LIEUX :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9" office:value-type="string" table:number-columns-spanned="15" table:number-rows-spanned="1">
            <text:p>4 CONSISTANCE, ÉQUIPEMENT et CARACTÉRISTIQUES GÉNÉRALES de la CONSTRUCTION PRINCIPALE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1" office:value-type="string" table:number-columns-spanned="15" table:number-rows-spanned="1">
            <text:p>40 _ DÉSIGNATION DE LA CONSTRUCTION PRINCIPALE CONCERNÉE [E]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2" table:number-columns-spanned="15" table:number-rows-spanned="1"/>
          <table:covered-table-cell table:number-columns-repeated="14" table:style-name="ce14"/>
          <table:table-cell table:number-columns-repeated="8"/>
        </table:table-row>
        <table:table-row table:style-name="ro2">
          <table:table-cell table:style-name="ce11" office:value-type="string" table:number-columns-spanned="15" table:number-rows-spanned="1">
            <text:p>41 _ CONSISTANCE DE LA CONSTRUCTION</text:p>
          </table:table-cell>
          <table:covered-table-cell table:number-columns-repeated="14" table:style-name="ce14"/>
          <table:table-cell table:number-columns-repeated="8"/>
        </table:table-row>
        <table:table-row table:style-name="ro2">
          <table:table-cell table:style-name="ce13" office:value-type="string" table:number-columns-spanned="15" table:number-rows-spanned="1">
            <text:p>Énumérez, par niveau et par groupe d’éléments de même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3" office:value-type="string" table:number-columns-spanned="15" table:number-rows-spanned="1">
            <text:p>nature, le nombre de ces éléments et leur surface globale.</text:p>
          </table:table-cell>
          <table:covered-table-cell table:number-columns-repeated="14" table:style-name="ce14"/>
          <table:table-cell table:number-columns-repeated="8"/>
        </table:table-row>
        <table:table-row table:style-name="ro2">
          <table:table-cell table:style-name="ce8" office:value-type="string">
            <text:p>Indice / 1</text:p>
          </table:table-cell>
          <table:table-cell table:style-name="ce8" office:value-type="string" table:number-columns-spanned="4" table:number-rows-spanned="1">
            <text:p>Niveau / 2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DÉSIGNATION DES GROUPES D’ÉLÉMENTS / 3</text:p>
          </table:table-cell>
          <table:covered-table-cell table:number-columns-repeated="3" table:style-name="ce8"/>
          <table:table-cell table:style-name="ce8" office:value-type="string" table:number-columns-spanned="3" table:number-rows-spanned="1">
            <text:p>Nombre d'éléments / 4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Surface (m^2) / 5</text:p>
          </table:table-cell>
          <table:covered-table-cell table:number-columns-repeated="2" table:style-name="ce8"/>
          <table:table-cell table:number-columns-repeated="8"/>
        </table:table-row>
        <table:table-row table:style-name="ro2">
          <table:table-cell table:style-name="ce8" office:value-type="float" office:value="1">
            <text:p>1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">
            <text:p>2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">
            <text:p>3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4">
            <text:p>4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6">
            <text:p>6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7">
            <text:p>7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8">
            <text:p>8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9">
            <text:p>9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0">
            <text:p>10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1">
            <text:p>11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2">
            <text:p>12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3">
            <text:p>13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4">
            <text:p>14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5">
            <text:p>15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6">
            <text:p>16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7">
            <text:p>17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8">
            <text:p>18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19">
            <text:p>19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0">
            <text:p>20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1">
            <text:p>21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2">
            <text:p>22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3">
            <text:p>23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4">
            <text:p>24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5">
            <text:p>25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6">
            <text:p>26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7">
            <text:p>27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8">
            <text:p>28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29">
            <text:p>29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0">
            <text:p>30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1">
            <text:p>31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2">
            <text:p>32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3">
            <text:p>33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4">
            <text:p>34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5">
            <text:p>35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6">
            <text:p>36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7">
            <text:p>37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38">
            <text:p>38</text:p>
          </table:table-cell>
          <table:table-cell table:number-columns-spanned="4" table:number-rows-spanned="1"/>
          <table:covered-table-cell table:number-columns-repeated="3"/>
          <table:table-cell table:style-name="ce12" table:number-columns-spanned="4" table:number-rows-spanned="1"/>
          <table:covered-table-cell table:style-name="ce12"/>
          <table:covered-table-cell table:number-columns-repeated="2"/>
          <table:table-cell table:style-name="ce12" table:number-columns-spanned="3" table:number-rows-spanned="1"/>
          <table:covered-table-cell/>
          <table:covered-table-cell table:style-name="ce12"/>
          <table:table-cell table:style-name="ce12" table:number-columns-spanned="3" table:number-rows-spanned="1"/>
          <table:covered-table-cell table:number-columns-repeated="2"/>
          <table:table-cell table:number-columns-repeated="8"/>
        </table:table-row>
        <table:table-row table:style-name="ro2">
          <table:table-cell table:style-name="ce8" office:value-type="float" office:value="99">
            <text:p>99</text:p>
          </table:table-cell>
          <table:table-cell table:style-name="ce8" office:value-type="string" table:number-columns-spanned="11" table:number-rows-spanned="1">
            <text:p>SURFACE TOTALE DES ÉLÉMENTS CI-DESSUS</text:p>
          </table:table-cell>
          <table:covered-table-cell table:number-columns-repeated="10" table:style-name="ce14"/>
          <table:table-cell table:style-name="ce12" table:number-columns-spanned="3" table:number-rows-spanned="1"/>
          <table:covered-table-cell table:number-columns-repeated="2" table:style-name="ce19"/>
          <table:table-cell table:number-columns-repeated="8"/>
        </table:table-row>
        <table:table-row table:style-name="ro2">
          <table:table-cell table:style-name="ce11" office:value-type="string" table:number-columns-spanned="15" table:number-rows-spanned="1">
            <text:p>42 _ Equipement de la construction (cocher la case par Oui ou Non)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1. EAU COURANTE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2. GAZ (installation fixe de)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3. ÉLECTRICITÉ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4. W-C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5. TOUT-À-L’ÉGOUT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6. CHAUFFAGE CENTRAL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7. ASCENSEUR OU MONTE-CHARGE</text:p>
          </table:table-cell>
          <table:covered-table-cell table:number-columns-repeated="4" table:style-name="Default"/>
          <table:covered-table-cell table:number-columns-repeated="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1" office:value-type="string" table:number-columns-spanned="15" table:number-rows-spanned="1">
            <text:p>43 _ CARACTÉRISTIQUES GÉNÉRALES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1. PRINCIPAUX MATÉRIAUX des GROS MURS : (cocher la case par Oui ou Non)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1. Pierre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2. Moellon, Meulière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3. Béton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4. Brique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5. Agglomérés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6. Bois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9. Autres matériaux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2. MATÉRIAUX des TOITURES :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1. Tuiles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2. Ardoises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3. Zinc ou aluminium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4. Béton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9. Autres matériaux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3. ÉTAT D’ENTRETIEN de la CONSTRUCTION :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1. Bon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2. Assez bon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3. Passable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4. Médiocre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0" office:value-type="string" table:number-columns-spanned="7" table:number-rows-spanned="1">
            <text:p>5. Mauvais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4. Année de construction (à défaut de date certaine, année approximative)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7" table:number-rows-spanned="1">
            <text:p>5. Nombre de niveaux (voir notice)</text:p>
          </table:table-cell>
          <table:covered-table-cell table:number-columns-repeated="6" table:style-name="ce22"/>
          <table:table-cell table:number-columns-spanned="8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OBSERVATIONS DIVERSES</text:p>
          </table:table-cell>
          <table:covered-table-cell table:number-columns-repeated="14" table:style-name="ce19"/>
          <table:table-cell table:number-columns-repeated="8"/>
        </table:table-row>
        <table:table-row table:style-name="ro2">
          <table:table-cell table:style-name="ce12" table:number-columns-spanned="15" table:number-rows-spanned="5"/>
          <table:covered-table-cell table:number-columns-repeated="14" table:style-name="ce14"/>
          <table:table-cell table:number-columns-repeated="8"/>
        </table:table-row>
        <table:table-row table:style-name="ro2">
          <table:covered-table-cell table:number-columns-repeated="15" table:style-name="ce14"/>
          <table:table-cell table:number-columns-repeated="8"/>
        </table:table-row>
        <table:table-row table:style-name="ro2">
          <table:covered-table-cell table:number-columns-repeated="15" table:style-name="ce14"/>
          <table:table-cell table:number-columns-repeated="8"/>
        </table:table-row>
        <table:table-row table:style-name="ro2">
          <table:covered-table-cell table:number-columns-repeated="15" table:style-name="ce14"/>
          <table:table-cell table:number-columns-repeated="8"/>
        </table:table-row>
        <table:table-row table:style-name="ro2">
          <table:covered-table-cell table:number-columns-repeated="15" table:style-name="ce14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9" office:value-type="string" table:number-columns-spanned="15" table:number-rows-spanned="1">
            <text:p>5 SITUATION, CONSISTANCE, ÉQUIPEMENT ET CARACTÉRISTIQUES GÉNÉRALES DES CONSTRUCTIONS ACCESSOIRES</text:p>
          </table:table-cell>
          <table:covered-table-cell table:number-columns-repeated="14" table:style-name="ce19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50 / EMPLACEMENT DES CONSTRUCTIONS ACCESSOIRES DANS LA PROPRIÉTÉ PAR RAPPORT AUX CONSTRUCTIONS PRINCIPALES</text:p>
          </table:table-cell>
          <table:covered-table-cell table:number-columns-repeated="14" table:style-name="ce23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Plan sommaire : Désignez les CONSTRUCTIONS PRINCIPALES par des lettres majuscules (A, B, C, etc.) et les CONSTRUCTIONS</text:p>
          </table:table-cell>
          <table:covered-table-cell table:number-columns-repeated="14" table:style-name="ce23"/>
          <table:table-cell table:number-columns-repeated="8"/>
        </table:table-row>
        <table:table-row table:style-name="ro2">
          <table:table-cell table:style-name="ce8" office:value-type="string" table:number-columns-spanned="15" table:number-rows-spanned="1">
            <text:p>ACCESSOIRES par l’indicatif «C.A.» suivi d’un numéro d’ordre 1, 2, 3, etc.</text:p>
          </table:table-cell>
          <table:covered-table-cell table:number-columns-repeated="14" table:style-name="ce23"/>
          <table:table-cell table:number-columns-repeated="8"/>
        </table:table-row>
        <table:table-row table:style-name="ro2">
          <table:table-cell table:style-name="ce15" table:number-columns-spanned="15" table:number-rows-spanned="10"/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office:value-type="string">
            <text:p>--&gt;</text:p>
          </table:table-cell>
          <table:table-cell table:style-name="ce16" office:value-type="string" table:number-columns-spanned="15" table:number-rows-spanned="1">
            <text:p>51 / CONSISTANCE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  <table:table-cell table:style-name="ce16" office:value-type="string" table:number-columns-spanned="2" table:number-rows-spanned="2">
            <text:p>52 / Equipement</text:p>
          </table:table-cell>
          <table:covered-table-cell table:style-name="ce27"/>
          <table:table-cell table:style-name="ce16" office:value-type="string" table:number-columns-spanned="5" table:number-rows-spanned="2">
            <text:p>53 / Caractéristiques générales</text:p>
          </table:table-cell>
          <table:covered-table-cell table:number-columns-repeated="4" table:style-name="ce16"/>
        </table:table-row>
        <table:table-row table:style-name="ro2">
          <table:table-cell/>
          <table:table-cell table:style-name="ce16" office:value-type="string" table:number-columns-spanned="15" table:number-rows-spanned="1">
            <text:p>Énumérez par groupe d’éléments de même nature, le nombre de ces éléments et leur surface globale.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ce27"/>
          <table:covered-table-cell table:number-columns-repeated="5" table:style-name="ce16"/>
        </table:table-row>
        <table:table-row table:style-name="ro2">
          <table:table-cell office:value-type="string">
            <text:p>L</text:p>
          </table:table-cell>
          <table:table-cell table:style-name="ce16" office:value-type="string" table:number-columns-spanned="5" table:number-rows-spanned="1">
            <text:p>DÉSIGNATION DES GROUPES D’ÉLÉMENTS / 2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NOMBRE / 3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Surface (m^2) / 4</text:p>
          </table:table-cell>
          <table:covered-table-cell table:number-columns-repeated="4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6" office:value-type="string" table:number-columns-spanned="5" table:number-rows-spanned="1">
            <text:p>CONSTRUCTION ACCESSOIRE N°1</text:p>
          </table:table-cell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repeated="7"/>
        </table:table-row>
        <table:table-row table:style-name="ro2">
          <table:table-cell office:value-type="string">
            <text:p>A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B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C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D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E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F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G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H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I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J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4">
          <table:table-cell office:value-type="string">
            <text:p>K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6" office:value-type="string" table:number-columns-spanned="1" table:number-rows-spanned="3">
            <text:p>Eau courante (cocher la case)</text:p>
          </table:table-cell>
          <table:table-cell table:style-name="ce28" office:value-type="string" table:number-columns-spanned="1" table:number-rows-spanned="3">
            <text:p>ÉLECTRICITÉ (cocher la case)</text:p>
          </table:table-cell>
          <table:table-cell table:style-name="ce28" office:value-type="string" table:number-columns-spanned="2" table:number-rows-spanned="1">
            <text:p>PRINCIPAUX MATÉRIAUX</text:p>
          </table:table-cell>
          <table:covered-table-cell table:style-name="ce16"/>
          <table:table-cell table:style-name="ce28" office:value-type="string" table:number-columns-spanned="1" table:number-rows-spanned="3">
            <text:p>ÉTAT D’ENTRETIEN</text:p>
          </table:table-cell>
          <table:table-cell table:style-name="ce28" office:value-type="string" table:number-columns-spanned="1" table:number-rows-spanned="3">
            <text:p>ANNÉE approximative de la construction</text:p>
          </table:table-cell>
          <table:table-cell table:style-name="ce28" office:value-type="string" table:number-columns-spanned="1" table:number-rows-spanned="3">
            <text:p>NOMBRE de niveaux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2" table:style-name="ce16"/>
          <table:table-cell table:style-name="ce28" office:value-type="string" table:number-columns-spanned="1" table:number-rows-spanned="2">
            <text:p>des GROS MURS</text:p>
          </table:table-cell>
          <table:table-cell table:style-name="ce28" office:value-type="string" table:number-columns-spanned="1" table:number-rows-spanned="2">
            <text:p>des TOITURES</text:p>
          </table:table-cell>
          <table:covered-table-cell table:number-columns-repeated="3" table:style-name="ce16"/>
        </table:table-row>
        <table:table-row table:style-name="ro5">
          <table:table-cell office:value-type="string">
            <text:p>M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7" table:style-name="ce16"/>
        </table:table-row>
        <table:table-row table:style-name="ro2">
          <table:table-cell/>
          <table:table-cell table:style-name="ce16" office:value-type="string" table:number-columns-spanned="5" table:number-rows-spanned="1">
            <text:p>SURFACE TOTALE DES ÉLÉMENTS CI-DESSUS</text:p>
          </table:table-cell>
          <table:covered-table-cell table:number-columns-repeated="4" table:style-name="ce20"/>
          <table:table-cell table:style-name="ce12" table:number-columns-spanned="10" table:number-rows-spanned="1"/>
          <table:covered-table-cell table:number-columns-repeated="2"/>
          <table:covered-table-cell table:style-name="ce12"/>
          <table:covered-table-cell/>
          <table:covered-table-cell table:number-columns-repeated="2"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>
            <text:p>R</text:p>
          </table:table-cell>
          <table:table-cell table:style-name="ce16" office:value-type="string" table:number-columns-spanned="5" table:number-rows-spanned="1">
            <text:p>DÉSIGNATION DES GROUPES D’ÉLÉMENTS / 2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NOMBRE / 3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Surface (m^2) / 4</text:p>
          </table:table-cell>
          <table:covered-table-cell table:number-columns-repeated="4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6" office:value-type="string" table:number-columns-spanned="5" table:number-rows-spanned="1">
            <text:p>CONSTRUCTION ACCESSOIRE N°2</text:p>
          </table:table-cell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repeated="7"/>
        </table:table-row>
        <table:table-row table:style-name="ro2">
          <table:table-cell office:value-type="string">
            <text:p>A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B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C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D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E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F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G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H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I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J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4">
          <table:table-cell office:value-type="string">
            <text:p>K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6" office:value-type="string" table:number-columns-spanned="1" table:number-rows-spanned="3">
            <text:p>Eau courante (cocher la case)</text:p>
          </table:table-cell>
          <table:table-cell table:style-name="ce28" office:value-type="string" table:number-columns-spanned="1" table:number-rows-spanned="3">
            <text:p>ÉLECTRICITÉ (cocher la case)</text:p>
          </table:table-cell>
          <table:table-cell table:style-name="ce28" office:value-type="string" table:number-columns-spanned="2" table:number-rows-spanned="1">
            <text:p>PRINCIPAUX MATÉRIAUX</text:p>
          </table:table-cell>
          <table:covered-table-cell table:style-name="ce16"/>
          <table:table-cell table:style-name="ce28" office:value-type="string" table:number-columns-spanned="1" table:number-rows-spanned="3">
            <text:p>ÉTAT D’ENTRETIEN</text:p>
          </table:table-cell>
          <table:table-cell table:style-name="ce28" office:value-type="string" table:number-columns-spanned="1" table:number-rows-spanned="3">
            <text:p>ANNÉE approximative de la construction</text:p>
          </table:table-cell>
          <table:table-cell table:style-name="ce28" office:value-type="string" table:number-columns-spanned="1" table:number-rows-spanned="3">
            <text:p>NOMBRE de niveaux</text:p>
          </table:table-cell>
        </table:table-row>
        <table:table-row table:style-name="ro6">
          <table:table-cell office:value-type="string">
            <text:p>L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2" table:style-name="ce16"/>
          <table:table-cell table:style-name="ce28" office:value-type="string" table:number-columns-spanned="1" table:number-rows-spanned="2">
            <text:p>des GROS MURS</text:p>
          </table:table-cell>
          <table:table-cell table:style-name="ce28" office:value-type="string" table:number-columns-spanned="1" table:number-rows-spanned="2">
            <text:p>des TOITURES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M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7" table:style-name="ce16"/>
        </table:table-row>
        <table:table-row table:style-name="ro2">
          <table:table-cell/>
          <table:table-cell table:style-name="ce16" office:value-type="string" table:number-columns-spanned="5" table:number-rows-spanned="1">
            <text:p>SURFACE TOTALE DES ÉLÉMENTS CI-DESSUS</text:p>
          </table:table-cell>
          <table:covered-table-cell table:number-columns-repeated="4" table:style-name="ce20"/>
          <table:table-cell table:style-name="ce12" table:number-columns-spanned="10" table:number-rows-spanned="1"/>
          <table:covered-table-cell table:number-columns-repeated="2"/>
          <table:covered-table-cell table:style-name="ce12"/>
          <table:covered-table-cell/>
          <table:covered-table-cell table:number-columns-repeated="2"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>
            <text:p>--&gt;</text:p>
          </table:table-cell>
          <table:table-cell table:style-name="ce16" office:value-type="string" table:number-columns-spanned="15" table:number-rows-spanned="1">
            <text:p>51 / CONSISTANCE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  <table:table-cell table:style-name="ce16" office:value-type="string" table:number-columns-spanned="2" table:number-rows-spanned="2">
            <text:p>52 / Equipement</text:p>
          </table:table-cell>
          <table:covered-table-cell table:style-name="ce27"/>
          <table:table-cell table:style-name="ce16" office:value-type="string" table:number-columns-spanned="5" table:number-rows-spanned="2">
            <text:p>53 / Caractéristiques générales</text:p>
          </table:table-cell>
          <table:covered-table-cell table:number-columns-repeated="4" table:style-name="ce16"/>
        </table:table-row>
        <table:table-row table:style-name="ro2">
          <table:table-cell/>
          <table:table-cell table:style-name="ce16" office:value-type="string" table:number-columns-spanned="15" table:number-rows-spanned="1">
            <text:p>Énumérez par groupe d’éléments de même nature, le nombre de ces éléments et leur surface globale.</text:p>
          </table:table-cell>
          <table:covered-table-cell table:number-columns-repeated="3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ce27"/>
          <table:covered-table-cell table:number-columns-repeated="5" table:style-name="ce16"/>
        </table:table-row>
        <table:table-row table:style-name="ro2">
          <table:table-cell office:value-type="string">
            <text:p>L</text:p>
          </table:table-cell>
          <table:table-cell table:style-name="ce16" office:value-type="string" table:number-columns-spanned="5" table:number-rows-spanned="1">
            <text:p>DÉSIGNATION DES GROUPES D’ÉLÉMENTS / 2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NOMBRE / 3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Surface (m^2) / 4</text:p>
          </table:table-cell>
          <table:covered-table-cell table:number-columns-repeated="4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6" office:value-type="string" table:number-columns-spanned="5" table:number-rows-spanned="1">
            <text:p>CONSTRUCTION ACCESSOIRE N°3</text:p>
          </table:table-cell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repeated="7"/>
        </table:table-row>
        <table:table-row table:style-name="ro2">
          <table:table-cell office:value-type="string">
            <text:p>A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B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C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D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E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F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G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H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I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J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4">
          <table:table-cell office:value-type="string">
            <text:p>K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6" office:value-type="string" table:number-columns-spanned="1" table:number-rows-spanned="3">
            <text:p>Eau courante (cocher la case)</text:p>
          </table:table-cell>
          <table:table-cell table:style-name="ce28" office:value-type="string" table:number-columns-spanned="1" table:number-rows-spanned="3">
            <text:p>ÉLECTRICITÉ (cocher la case)</text:p>
          </table:table-cell>
          <table:table-cell table:style-name="ce28" office:value-type="string" table:number-columns-spanned="2" table:number-rows-spanned="1">
            <text:p>PRINCIPAUX MATÉRIAUX</text:p>
          </table:table-cell>
          <table:covered-table-cell table:style-name="ce16"/>
          <table:table-cell table:style-name="ce28" office:value-type="string" table:number-columns-spanned="1" table:number-rows-spanned="3">
            <text:p>ÉTAT D’ENTRETIEN</text:p>
          </table:table-cell>
          <table:table-cell table:style-name="ce28" office:value-type="string" table:number-columns-spanned="1" table:number-rows-spanned="3">
            <text:p>ANNÉE approximative de la construction</text:p>
          </table:table-cell>
          <table:table-cell table:style-name="ce28" office:value-type="string" table:number-columns-spanned="1" table:number-rows-spanned="3">
            <text:p>NOMBRE de niveaux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2" table:style-name="ce16"/>
          <table:table-cell table:style-name="ce28" office:value-type="string" table:number-columns-spanned="1" table:number-rows-spanned="2">
            <text:p>des GROS MURS</text:p>
          </table:table-cell>
          <table:table-cell table:style-name="ce28" office:value-type="string" table:number-columns-spanned="1" table:number-rows-spanned="2">
            <text:p>des TOITURES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M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7" table:style-name="ce16"/>
        </table:table-row>
        <table:table-row table:style-name="ro2">
          <table:table-cell/>
          <table:table-cell table:style-name="ce16" office:value-type="string" table:number-columns-spanned="5" table:number-rows-spanned="1">
            <text:p>SURFACE TOTALE DES ÉLÉMENTS CI-DESSUS</text:p>
          </table:table-cell>
          <table:covered-table-cell table:number-columns-repeated="4" table:style-name="ce20"/>
          <table:table-cell table:style-name="ce12" table:number-columns-spanned="10" table:number-rows-spanned="1"/>
          <table:covered-table-cell table:number-columns-repeated="2"/>
          <table:covered-table-cell table:style-name="ce12"/>
          <table:covered-table-cell/>
          <table:covered-table-cell table:number-columns-repeated="2"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>
            <text:p>R</text:p>
          </table:table-cell>
          <table:table-cell table:style-name="ce16" office:value-type="string" table:number-columns-spanned="5" table:number-rows-spanned="1">
            <text:p>DÉSIGNATION DES GROUPES D’ÉLÉMENTS / 2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NOMBRE / 3</text:p>
          </table:table-cell>
          <table:covered-table-cell table:number-columns-repeated="4" table:style-name="ce16"/>
          <table:table-cell table:style-name="ce16" office:value-type="string" table:number-columns-spanned="5" table:number-rows-spanned="1">
            <text:p>Surface (m^2) / 4</text:p>
          </table:table-cell>
          <table:covered-table-cell table:number-columns-repeated="4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6" office:value-type="string" table:number-columns-spanned="5" table:number-rows-spanned="1">
            <text:p>CONSTRUCTION ACCESSOIRE N°4</text:p>
          </table:table-cell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spanned="5" table:number-rows-spanned="1"/>
          <table:covered-table-cell table:number-columns-repeated="4" table:style-name="ce16"/>
          <table:table-cell table:style-name="ce16" table:number-columns-repeated="7"/>
        </table:table-row>
        <table:table-row table:style-name="ro2">
          <table:table-cell office:value-type="string">
            <text:p>A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B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C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D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E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F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G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H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I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office:value-type="string">
            <text:p>J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4">
          <table:table-cell office:value-type="string">
            <text:p>K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table-cell table:style-name="ce16" office:value-type="string" table:number-columns-spanned="1" table:number-rows-spanned="3">
            <text:p>Eau courante (cocher la case)</text:p>
          </table:table-cell>
          <table:table-cell table:style-name="ce28" office:value-type="string" table:number-columns-spanned="1" table:number-rows-spanned="3">
            <text:p>ÉLECTRICITÉ (cocher la case)</text:p>
          </table:table-cell>
          <table:table-cell table:style-name="ce28" office:value-type="string" table:number-columns-spanned="2" table:number-rows-spanned="1">
            <text:p>PRINCIPAUX MATÉRIAUX</text:p>
          </table:table-cell>
          <table:covered-table-cell table:style-name="ce16"/>
          <table:table-cell table:style-name="ce28" office:value-type="string" table:number-columns-spanned="1" table:number-rows-spanned="3">
            <text:p>ÉTAT D’ENTRETIEN</text:p>
          </table:table-cell>
          <table:table-cell table:style-name="ce28" office:value-type="string" table:number-columns-spanned="1" table:number-rows-spanned="3">
            <text:p>ANNÉE approximative de la construction</text:p>
          </table:table-cell>
          <table:table-cell table:style-name="ce28" office:value-type="string" table:number-columns-spanned="1" table:number-rows-spanned="3">
            <text:p>NOMBRE de niveaux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2" table:style-name="ce16"/>
          <table:table-cell table:style-name="ce28" office:value-type="string" table:number-columns-spanned="1" table:number-rows-spanned="2">
            <text:p>des GROS MURS</text:p>
          </table:table-cell>
          <table:table-cell table:style-name="ce28" office:value-type="string" table:number-columns-spanned="1" table:number-rows-spanned="2">
            <text:p>des TOITURES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M</text:p>
          </table:table-cell>
          <table:table-cell table:number-columns-spanned="5" table:number-rows-spanned="1"/>
          <table:covered-table-cell table:number-columns-repeated="3"/>
          <table:covered-table-cell table:style-name="ce12"/>
          <table:table-cell table:style-name="ce12" table:number-columns-spanned="5" table:number-rows-spanned="1"/>
          <table:covered-table-cell table:number-columns-repeated="2"/>
          <table:covered-table-cell table:style-name="ce12"/>
          <table:covered-table-cell/>
          <table:table-cell table:style-name="ce12" table:number-columns-spanned="5" table:number-rows-spanned="1"/>
          <table:covered-table-cell table:style-name="ce12"/>
          <table:covered-table-cell table:number-columns-repeated="2"/>
          <table:covered-table-cell table:style-name="ce12"/>
          <table:covered-table-cell table:number-columns-repeated="7" table:style-name="ce16"/>
        </table:table-row>
        <table:table-row table:style-name="ro2">
          <table:table-cell/>
          <table:table-cell table:style-name="ce16" office:value-type="string" table:number-columns-spanned="5" table:number-rows-spanned="1">
            <text:p>SURFACE TOTALE DES ÉLÉMENTS CI-DESSUS</text:p>
          </table:table-cell>
          <table:covered-table-cell table:number-columns-repeated="4" table:style-name="ce20"/>
          <table:table-cell table:style-name="ce12" table:number-columns-spanned="10" table:number-rows-spanned="1"/>
          <table:covered-table-cell table:number-columns-repeated="2"/>
          <table:covered-table-cell table:style-name="ce12"/>
          <table:covered-table-cell/>
          <table:covered-table-cell table:number-columns-repeated="2" table:style-name="ce12"/>
          <table:covered-table-cell table:number-columns-repeated="2"/>
          <table:covered-table-cell table:style-name="ce12"/>
          <table:table-cell table:style-name="ce12" table:number-columns-repeated="7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6 / RENSEIGNEMENTS DIVERS CONCERNANT LA PROPRIÉTÉ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1. SURFACE APPROXIMATIVE :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couverte au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7" office:value-type="string" table:number-columns-spanned="4" table:number-rows-spanned="1">
            <text:p>a) par les CONSTRUCTIONS PRINCIPALES :</text:p>
          </table:table-cell>
          <table:covered-table-cell table:number-columns-repeated="3" table:style-name="ce24"/>
          <table:table-cell table:number-columns-spanned="10" table:number-rows-spanned="1"/>
          <table:covered-table-cell table:number-columns-repeated="9" table:style-name="ce14"/>
          <table:table-cell table:style-name="ce17" office:value-type="string">
            <text:p>M^2</text:p>
          </table:table-cell>
          <table:table-cell table:number-columns-repeated="8"/>
        </table:table-row>
        <table:table-row table:style-name="ro2">
          <table:table-cell table:style-name="ce17" office:value-type="string" table:number-columns-spanned="4" table:number-rows-spanned="1">
            <text:p>b) par les CONSTRUCTIONS ACCESSOIRES :</text:p>
          </table:table-cell>
          <table:covered-table-cell table:number-columns-repeated="3" table:style-name="ce24"/>
          <table:table-cell table:number-columns-spanned="10" table:number-rows-spanned="1"/>
          <table:covered-table-cell table:number-columns-repeated="9" table:style-name="ce20"/>
          <table:table-cell table:style-name="ce17" office:value-type="string">
            <text:p>M^2</text:p>
          </table:table-cell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ou occupée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7" office:value-type="string" table:number-columns-spanned="5" table:number-rows-spanned="1">
            <text:p>c) par des PARKINGS PRIVATIFS :</text:p>
          </table:table-cell>
          <table:covered-table-cell table:number-columns-repeated="4" table:style-name="ce17"/>
          <table:table-cell table:style-name="ce17" office:value-type="string">
            <text:p>(nombre</text:p>
          </table:table-cell>
          <table:table-cell table:style-name="ce12"/>
          <table:table-cell table:style-name="ce17" office:value-type="string">
            <text:p>)</text:p>
          </table:table-cell>
          <table:table-cell table:number-columns-spanned="6" table:number-rows-spanned="1"/>
          <table:covered-table-cell table:number-columns-repeated="5" table:style-name="ce20"/>
          <table:table-cell table:style-name="ce17" office:value-type="string">
            <text:p>M^2</text:p>
          </table:table-cell>
          <table:table-cell table:number-columns-repeated="8"/>
        </table:table-row>
        <table:table-row table:style-name="ro2">
          <table:table-cell table:style-name="ce17" office:value-type="string" table:number-columns-spanned="8" table:number-rows-spanned="1">
            <text:p>d) par des CHANTIERS, LIEUX DE DÉPÔT et AUTRES TERRAINS INDUSTRIELS OU COMMERCIAUX :</text:p>
          </table:table-cell>
          <table:covered-table-cell table:number-columns-repeated="7" table:style-name="ce20"/>
          <table:table-cell table:number-columns-spanned="6" table:number-rows-spanned="1"/>
          <table:covered-table-cell table:style-name="ce12"/>
          <table:covered-table-cell/>
          <table:covered-table-cell table:number-columns-repeated="2" table:style-name="ce12"/>
          <table:covered-table-cell/>
          <table:table-cell table:style-name="ce17" office:value-type="string">
            <text:p>M^2</text:p>
          </table:table-cell>
          <table:table-cell table:number-columns-repeated="8"/>
        </table:table-row>
        <table:table-row table:style-name="ro2">
          <table:table-cell table:style-name="ce17" office:value-type="string" table:number-columns-spanned="9" table:number-rows-spanned="1">
            <text:p>e) par les COURS, VOIES d’accès ou de dégagement, JARDINS et TERRAINS DIVERS attenants aux constructions :</text:p>
          </table:table-cell>
          <table:covered-table-cell table:number-columns-repeated="8" table:style-name="ce20"/>
          <table:table-cell table:style-name="ce12" table:number-columns-spanned="5" table:number-rows-spanned="1"/>
          <table:covered-table-cell table:number-columns-repeated="4" table:style-name="ce20"/>
          <table:table-cell table:style-name="ce17" office:value-type="string">
            <text:p>M^2</text:p>
          </table:table-cell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2. Les CONSTRUCTIONS situées sur la propriété sont-elles, en tout ou partie, CLASSÉES MONUMENTS HISTORIQUES À L’INVENTAIRE SUPPLÉMENTAIRE des MONUMENTS HISTORIQUES ?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7" office:value-type="string" table:number-columns-spanned="13" table:number-rows-spanned="1">
            <text:p>OUI (cocher la case par Oui)</text:p>
          </table:table-cell>
          <table:covered-table-cell table:number-columns-repeated="12" table:style-name="ce17"/>
          <table:table-cell table:number-columns-spanned="2" table:number-rows-spanned="1"/>
          <table:covered-table-cell/>
          <table:table-cell table:number-columns-repeated="8"/>
        </table:table-row>
        <table:table-row table:style-name="ro2">
          <table:table-cell table:style-name="ce17" office:value-type="string" table:number-columns-spanned="13" table:number-rows-spanned="1">
            <text:p>NON (cocher la case par Non)</text:p>
          </table:table-cell>
          <table:covered-table-cell table:number-columns-repeated="12" table:style-name="ce17"/>
          <table:table-cell table:number-columns-spanned="2" table:number-rows-spanned="1"/>
          <table:covered-table-cell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Les indications consignées sur la présente déclaration sont CERTIFIÉES EXACTES par le soussigné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Datez et signez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À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2" table:number-columns-spanned="15" table:number-rows-spanned="1"/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, le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2" table:number-columns-spanned="15" table:number-rows-spanned="1"/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office:value-type="string" table:number-columns-spanned="15" table:number-rows-spanned="1">
            <text:p>Signature (1)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2" table:number-columns-spanned="15" table:number-rows-spanned="2"/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3" office:value-type="string" table:number-columns-spanned="15" table:number-rows-spanned="1">
            <text:p>(1) Lorsque la déclaration sera souscrite par une PERSONNE MANDATÉE par le propriétaire (gérant, etc), le signataire mentionnera ci-dessus ses nom, qualité et adresse.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8" office:value-type="string" table:number-columns-spanned="15" table:number-rows-spanned="3">
            <text:p>La charte du contribuable : des relations entre l’administration fiscale et <text:s/>le contribuable basées sur les principes de simplicité, de respect et d’équité. Disponible sur www.impots.gouv.fr et auprès de votre services des impôts.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18" office:value-type="string" table:number-columns-spanned="15" table:number-rows-spanned="2">
            <text:p>La loi n° 78-17 du 16 janvier 1978, relative à l’informatique, aux fichiers et aux libertés, s’applique aux réponses faites à ce formulaire. Elle garantit un droit d’accès et de rectification pour les données vous concernant, auprès du centre des impôts foncier destinataire de votre déclaration.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  <table:table-row table:style-name="ro2">
          <table:covered-table-cell table:number-columns-repeated="5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28/03/2020</text:date>, <text:time>14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5M34S</meta:editing-duration>
    <meta:editing-cycles>8</meta:editing-cycles>
    <meta:generator>OpenOffice/4.1.7$Win32 OpenOffice.org_project/417m1$Build-9800</meta:generator>
    <dc:date>2020-03-28T14:24:58.14</dc:date>
    <dc:creator>Jason ALOYAU</dc:creator>
    <meta:document-statistic meta:table-count="1" meta:cell-count="299" meta:object-count="0"/>
    <meta:user-defined meta:name="Info 1"/>
    <meta:user-defined meta:name="Info 2"/>
    <meta:user-defined meta:name="Info 3"/>
    <meta:user-defined meta:name="Info 4"/>
  </office:meta>
</office:document-meta>
</file>